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erTag.getConvert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er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verterTag.creat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rterTag.setConverterId( String conver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erTag.doStartTag( String namespaceURI , String localName , String qName , Attributes at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